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L ゴシック" svg:font-family="'VL ゴシック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私敗者</text:p>
      <text:p text:style-name="Standard">私敗者</text:p>
      <text:p text:style-name="Standard">私は石屋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VL ゴシック" style:font-size-asian="10.5pt" style:language-asian="ja" style:country-asian="JP" style:font-name-complex="VL ゴシック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VL ゴシック" style:font-size-asian="10.5pt" style:language-asian="ja" style:country-asian="JP" style:font-name-complex="VL ゴシック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VL ゴシック" style:font-family-complex="'VL 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05:15.765051800</meta:creation-date>
    <meta:generator>LibreOffice/4.2.3.3$Linux_X86_64 LibreOffice_project/420m0$Build-3</meta:generator>
    <dc:date>2014-04-24T22:24:09.864747245</dc:date>
    <meta:editing-duration>P0D</meta:editing-duration>
    <meta:editing-cycles>1</meta:editing-cycles>
    <meta:document-statistic meta:table-count="0" meta:image-count="0" meta:object-count="0" meta:page-count="1" meta:paragraph-count="3" meta:word-count="10" meta:character-count="10" meta:non-whitespace-character-count="10"/>
  </office:meta>
</office:document-meta>
</file>